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 style:master-page-name="Standard">
      <style:paragraph-properties fo:text-align="start" style:justify-single-word="false" style:page-number="auto"/>
      <style:text-properties fo:font-size="14pt" fo:language="en" fo:country="US" style:font-size-asian="14pt" style:font-size-complex="14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class TestPila(unittest.TestCase):</text:p>
      <text:p text:style-name="P1"><text:s/></text:p>
      <text:p text:style-name="P1">Test Pila</text:p>
      <text:p text:style-name="P1">Fecha: 28/07/2008</text:p>
      <text:p text:style-name="P1">Leonardo Manuel Rocha</text:p>
      <text:p text:style-name="P1">Propósito:</text:p>
      <text:p text:style-name="P1"><text:tab/>Especificado en cada test en particular</text:p>
      <text:p text:style-name="P1">Dependencias:</text:p>
      <text:p text:style-name="P1"><text:tab/>Pila</text:p>
      <text:p text:style-name="P1">Método:</text:p>
      <text:p text:style-name="P1"><text:tab/>Especificado en cada test en particular</text:p>
      <text:p text:style-name="P1">Esperado:</text:p>
      <text:p text:style-name="P1"><text:tab/>Test OK</text:p>
      <text:p text:style-name="P1"> </text:p>
      <text:p text:style-name="P1"><text:tab/>def test_push_1( ):</text:p>
      <text:p text:style-name="P1"><text:tab/> </text:p>
      <text:p text:style-name="P1"><text:tab/>Propósito:</text:p>
      <text:p text:style-name="P1"><text:tab/><text:tab/>Observar que el dato que se introduce en la pila mediante</text:p>
      <text:p text:style-name="P1"><text:tab/><text:tab/>la primer forma de realizar push</text:p>
      <text:p text:style-name="P1"><text:tab/><text:tab/>se corresponda con los datos que se lee de la misma</text:p>
      <text:p text:style-name="P1"><text:tab/>Dependencias:</text:p>
      <text:p text:style-name="P1"><text:tab/><text:tab/>Pila</text:p>
      <text:p text:style-name="P1"><text:tab/>Método:</text:p>
      <text:p text:style-name="P1"><text:tab/><text:tab/>Se crean valores enteros aleatorios y todos los posibles de TAG y se los inserta en la pila. Se comprueba que el valor almacenado corresponda con el introducido</text:p>
      <text:p text:style-name="P1"><text:tab/> </text:p>
      <text:p text:style-name="P1"/>
      <text:p text:style-name="P2"><text:tab/>def test_push_2( ):</text:p>
      <text:p text:style-name="P1"><text:tab/> </text:p>
      <text:p text:style-name="P1"><text:tab/>Propósito:</text:p>
      <text:p text:style-name="P1"><text:tab/><text:tab/>Observar que el dato que se introduce en la pila mediante</text:p>
      <text:p text:style-name="P1"><text:tab/><text:tab/>la segunda forma de realizar push</text:p>
      <text:p text:style-name="P1"><text:tab/><text:tab/>se corresponda con los datos que se lee de la misma</text:p>
      <text:p text:style-name="P1"><text:tab/>Dependencias:</text:p>
      <text:p text:style-name="P1"><text:tab/><text:tab/>Pila</text:p>
      <text:p text:style-name="P1"><text:tab/>Método:</text:p>
      <text:p text:style-name="P1"><text:tab/><text:tab/>Se crean valores enteros aleatorios y todos los posibles de TAG y se los inserta en la pila.<text:tab/>Se comprueba que el valor almacenado corresponda con el introducido</text:p>
      <text:p text:style-name="P1"><text:tab/> </text:p>
      <text:p text:style-name="P2"><text:tab/>def test_pop( ):</text:p>
      <text:p text:style-name="P1"><text:tab/> </text:p>
      <text:p text:style-name="P1"><text:soft-page-break/><text:tab/>Propósito:</text:p>
      <text:p text:style-name="P1"><text:tab/><text:tab/>Observar que el dato que se introduce en la pila mediante</text:p>
      <text:p text:style-name="P1"><text:tab/><text:tab/>la segunda forma de realizar push</text:p>
      <text:p text:style-name="P1"><text:tab/><text:tab/>se corresponda con los datos que se lee de la misma</text:p>
      <text:p text:style-name="P1"><text:tab/>Dependencias:<text:tab/><text:tab/></text:p>
      <text:p text:style-name="P1"><text:tab/><text:tab/>Pila</text:p>
      <text:p text:style-name="P1"><text:tab/><text:tab/>Considera que Pila.push(*args) funciona correctamente</text:p>
      <text:p text:style-name="P1"><text:tab/>Método:</text:p>
      <text:p text:style-name="P1"><text:tab/><text:tab/>Se crean valores enteros aleatorios y todos los posibles de TAG y se los inserta en la pila.<text:tab/>Se extraen los valores y se comprueba que correspondan con los introducidos previamente</text:p>
      <text:p text:style-name="P1"/>
      <text:p text:style-name="P2"><text:tab/>def test_getI( ):</text:p>
      <text:p text:style-name="P1"><text:tab/>Propósito:</text:p>
      <text:p text:style-name="P1"><text:tab/><text:tab/>Observar que el dato que se introduce en la pila mediante</text:p>
      <text:p text:style-name="P1"><text:tab/><text:tab/>la segunda forma de realizar push</text:p>
      <text:p text:style-name="P1"><text:tab/><text:tab/>se corresponda con los datos que se lee de la misma</text:p>
      <text:p text:style-name="P1"><text:tab/>Dependencias:<text:tab/><text:tab/></text:p>
      <text:p text:style-name="P1"><text:tab/><text:tab/>Pila</text:p>
      <text:p text:style-name="P1"><text:tab/><text:tab/>Considera que Pila.push(*args) funciona correctamente</text:p>
      <text:p text:style-name="P1"><text:tab/>Método:</text:p>
      <text:p text:style-name="P1"><text:tab/><text:tab/>Se crean valores enteros aleatorios y todos los posibles de TAG y se los inserta en la pila. Se extraen los valores y se comprueba que correspondan con los introducidos previamente</text:p>
      <text:p text:style-name="P1"><text:tab/> </text:p>
      <text:p text:style-name="P2"><text:tab/>def test_head( ):</text:p>
      <text:p text:style-name="P1"><text:tab/>Propósito:</text:p>
      <text:p text:style-name="P1"><text:tab/><text:tab/>Observar que se devuelva correctamente el índice de la cabeza de la pila</text:p>
      <text:p text:style-name="P1"><text:tab/>Dependencias:<text:tab/><text:tab/></text:p>
      <text:p text:style-name="P1"><text:tab/><text:tab/>Pila</text:p>
      <text:p text:style-name="P1"><text:tab/><text:tab/>Considera que Pila.push(*args) funciona correctamente</text:p>
      <text:p text:style-name="P1"><text:tab/><text:tab/>Considera que Pila.getI(*args) funciona correctamente</text:p>
      <text:p text:style-name="P1"><text:tab/>Método:</text:p>
      <text:p text:style-name="P1"><text:tab/><text:tab/>Se crean valores enteros aleatorios y todos los posibles de TAG y se los inserta en la pila. Luego de cada valor insertado se corrobora que el valor en ese punto <text:tab/>corresponda con el valor recién insertado (lo que corrobora que es la cabeza de la pila)</text:p>
      <text:p text:style-name="P1"><text:tab/> </text:p>
      <text:p text:style-name="P1"><text:span text:style-name="T1"><text:tab/>def test_length( ):</text:span><text:tab/> </text:p>
      <text:p text:style-name="P1"><text:tab/>Propósito:</text:p>
      <text:p text:style-name="P1"><text:tab/><text:tab/>Observar que se devuelva correctamente la longitud de la pila</text:p>
      <text:p text:style-name="P1"><text:tab/>Dependencias:<text:tab/><text:tab/></text:p>
      <text:p text:style-name="P1"><text:soft-page-break/><text:tab/><text:tab/>Pila</text:p>
      <text:p text:style-name="P1"><text:tab/><text:tab/>Considera que Pila.push(*args) funciona correctamente</text:p>
      <text:p text:style-name="P1"><text:tab/>Método:</text:p>
      <text:p text:style-name="P1"><text:tab/><text:tab/>Se crean valores enteros aleatorios y todos los posibles de TAG y se los inserta en la pila. Luego de cada valor insertado se corrobora que el índice actual (i+1 por que este comienza en cero) corresponda con pila.length()</text:p>
      <text:p text:style-name="P1"><text:tab/> </text:p>
      <text:p text:style-name="P1"></text:p>
      <text:p text:style-name="P2"><text:tab/>def test_delI( ):</text:p>
      <text:p text:style-name="P1"><text:tab/>Propósito:</text:p>
      <text:p text:style-name="P1"><text:tab/><text:tab/>Observar que se borren correctamente los valores de la pila</text:p>
      <text:p text:style-name="P1"><text:tab/>Dependencias:<text:tab/><text:tab/></text:p>
      <text:p text:style-name="P1"><text:tab/><text:tab/>Pila</text:p>
      <text:p text:style-name="P1"><text:tab/><text:tab/>Considera que Pila.push(*args) funciona correctamente</text:p>
      <text:p text:style-name="P1"><text:tab/>Método:</text:p>
      <text:p text:style-name="P1"><text:tab/><text:tab/>Se crean valores enteros aleatorios y todos los posibles de TAG y se los inserta en la pila. Luego <text:s/>se borra siempre el primer valor de la pila con el comando pila.delI(0) y se espera el retorno True</text:p>
      <text:p text:style-name="P1"><text:tab/> </text:p>
      <text:p text:style-name="P2"><text:s/><text:tab/>def test_setI_1( ):</text:p>
      <text:p text:style-name="P1"><text:tab/>Propósito:</text:p>
      <text:p text:style-name="P1"><text:tab/><text:tab/>Observar que el dato que se introduce en la pila mediante</text:p>
      <text:p text:style-name="P1"><text:tab/><text:tab/>la primer forma de realizar Pila.setI() (con 2 argumentos)</text:p>
      <text:p text:style-name="P1"><text:tab/><text:tab/>se corresponda con los datos que se lee de la misma</text:p>
      <text:p text:style-name="P1"><text:tab/>Dependencias:</text:p>
      <text:p text:style-name="P1"><text:tab/><text:tab/>Pila<text:tab/></text:p>
      <text:p text:style-name="P1"><text:tab/><text:tab/>Considera que Pila.push(*args) funciona correctamente</text:p>
      <text:p text:style-name="P1"><text:tab/>Método:</text:p>
      <text:p text:style-name="P1"><text:tab/><text:tab/>Se crean valores enteros aleatorios y todos los posibles de TAG y se los inserta en la pila. Se comprueba que el valor almacenado corresponda con el introducido</text:p>
      <text:p text:style-name="P1"><text:tab/> </text:p>
      <text:p text:style-name="P1"/>
      <text:p text:style-name="P1"><text:span text:style-name="T1"><text:tab/>def test_setI_2( ):</text:span><text:tab/> </text:p>
      <text:p text:style-name="P1"><text:tab/>Propósito:</text:p>
      <text:p text:style-name="P1"><text:tab/><text:tab/>Observar que el dato que se introduce en la pila mediante</text:p>
      <text:p text:style-name="P1"><text:tab/><text:tab/>la segunda forma de realizar Pila.setI() (con 2 argumentos)</text:p>
      <text:p text:style-name="P1"><text:tab/><text:tab/>se corresponda con los datos que se lee de la misma</text:p>
      <text:p text:style-name="P1"><text:tab/>Dependencias:</text:p>
      <text:p text:style-name="P1"><text:tab/><text:tab/>Pila<text:tab/></text:p>
      <text:p text:style-name="P1"><text:tab/><text:tab/>Considera que Pila.push(*args) funciona correctamente</text:p>
      <text:p text:style-name="P1"><text:tab/>Método:</text:p>
      <text:p text:style-name="P1"><text:soft-page-break/><text:tab/><text:tab/>Se crean valores enteros aleatorios y todos los posibles de TAG y se los inserta en la pila. Se comprueba que el valor almacenado corresponda con el introducido</text:p>
      <text:p text:style-name="P1"><text:tab/>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title>Caso de Prueba</dc:title>
    <meta:initial-creator>jefe</meta:initial-creator>
    <meta:creation-date>2008-06-18T21:22:00</meta:creation-date>
    <dc:creator>leo</dc:creator>
    <dc:date>2008-07-28T14:01:31</dc:date>
    <meta:printed-by>leo</meta:printed-by>
    <meta:print-date>2008-07-28T12:02:40</meta:print-date>
    <meta:editing-cycles>5</meta:editing-cycles>
    <meta:editing-duration>PT5H6M6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4" meta:paragraph-count="109" meta:word-count="653" meta:character-count="4175"/>
  </office:meta>
</office:document-meta>
</file>